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1 - Uppdatera innehåll startsida</text:h>
      <text:h text:style-name="Heading_20_2" text:outline-level="2">Beskrivning</text:h>
      <text:p text:style-name="Text_20_body">Logga in i administrationspanelen, gå in på startsidan (via Pages - &gt; Ramundberget -&gt; Edit) och skriv in valfri text i textfältet. Gå till webbsidan och kontrollera att texten på startsidan överrensstämmer med den du skrivit, samt att aktuell text visas på önskad plats och inte någon annanstans än på startsidan.</text:p>
      <text:h text:style-name="Heading_20_2" text:outline-level="2">Datum och kommentarer</text:h>
      <text:p text:style-name="Text_20_body">2014-05-05<text:line-break/>Efter redigering av template-filen ramundberget.php fungerar nu textredigeringen bra. Kom ihåg att fixa inläggsvisningen i sidebaren senare.</text:p>
      <text:p text:style-name="Text_20_body">2014-05-11<text:line-break/>Fungerar bra!</text:p>
      <text:p text:style-name="Text_20_body">2014-11-18<text:line-break/>Fungerar bra!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9T12:02:09</dc:date>
    <meta:editing-duration>PT15M54S</meta:editing-duration>
    <meta:editing-cycles>7</meta:editing-cycles>
    <meta:generator>OpenOffice/4.1.0$Unix OpenOffice.org_project/410m18$Build-9764</meta:generator>
    <meta:document-statistic meta:table-count="0" meta:image-count="0" meta:object-count="0" meta:page-count="1" meta:paragraph-count="9" meta:word-count="86" meta:character-count="597"/>
  </office:meta>
</office:document-meta>
</file>